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文泉驿等宽正黑" svg:font-family="文泉驿等宽正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text-align="start" style:justify-single-word="false" fo:text-indent="0cm" style:auto-text-indent="false" style:text-autospace="none"/>
      <style:text-properties style:font-name="Ubuntu" fo:font-size="11pt" style:font-name-asian="Ubuntu" style:font-size-asian="11pt" style:font-name-complex="Ubuntu" style:font-size-complex="11pt"/>
    </style:style>
    <style:style style:name="P2" style:family="paragraph" style:parent-style-name="Preformatted_20_Text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4" style:family="paragraph" style:parent-style-name="Preformatted_20_Text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T1" style:family="text">
      <style:text-properties fo:color="#0000c0"/>
    </style:style>
    <style:style style:name="T2" style:family="text">
      <style:text-properties fo:color="#0000c0" fo:font-style="italic" style:font-style-asian="italic" style:font-style-complex="italic"/>
    </style:style>
    <style:style style:name="T3" style:family="text">
      <style:text-properties fo:color="#000000"/>
    </style:style>
    <style:style style:name="T4" style:family="text">
      <style:text-properties fo:color="#7f0055" fo:font-weight="bold" style:font-weight-asian="bold" style:font-weight-complex="bold"/>
    </style:style>
    <style:style style:name="T5" style:family="text">
      <style:text-properties fo:color="#2a00ff"/>
    </style:style>
    <style:style style:name="T6" style:family="text">
      <style:text-properties fo:color="#800000"/>
    </style:style>
    <style:style style:name="T7" style:family="text">
      <style:text-properties fo: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ll requires API level 8 (current min is 7):</text:p>
      <text:p text:style-name="P1"/>
      <text:p text:style-name="P1">可以直接按最后一个提示做</text:p>
      <text:p text:style-name="P1"/>
      <text:p text:style-name="P1">或者在Manifest 里做</text:p>
      <text:p text:style-name="P1"/>
      <text:p text:style-name="P1"/>
      <text:p text:style-name="P2"><text:span text:style-name="T1">cursor</text:span><text:span text:style-name="T3">=</text:span><text:span text:style-name="T1">db</text:span><text:span text:style-name="T3">.query(DbHelper.</text:span><text:span text:style-name="T2">TABLE</text:span><text:span text:style-name="T3">, </text:span><text:span text:style-name="T4">null</text:span><text:span text:style-name="T3">, </text:span><text:span text:style-name="T4">null</text:span><text:span text:style-name="T3">,</text:span><text:span text:style-name="T4">null</text:span><text:span text:style-name="T3">, </text:span><text:span text:style-name="T4">null</text:span><text:span text:style-name="T3">,</text:span><text:span text:style-name="T4">null</text:span><text:span text:style-name="T3">,DbHelper.</text:span><text:span text:style-name="T2">C_CREATED_AT</text:span><text:span text:style-name="T3">+</text:span><text:span text:style-name="T5">" DESC"</text:span><text:span text:style-name="T3">);</text:span></text:p>
      <text:p text:style-name="P4"/>
      <text:p text:style-name="P3"/>
      <text:p text:style-name="P3">import java.io.*;</text:p>
      <text:p text:style-name="Text_20_body">import java.util.Date;<text:line-break/>public class Test<text:line-break/>{<text:line-break/>public static void main(String[] args)<text:line-break/>{<text:line-break/>   File f1=new File("Test.java");<text:line-break/>   System.out.println(new Date(f1.<text:span text:style-name="T7">lastModified</text:span>())); }<text:line-break/>}</text:p>
      <text:p text:style-name="Text_20_body">运行结果是：Wed May 02 21:05:40 CST 2007。当然，你运行程序结果跟我的可能不同，这主要跟程序运行的时间有关。</text:p>
      <text:p text:style-name="Text_20_body">LastModified()方法用一个长整型值来代表文件最后一次被修改的时间，其实返回的是文件修改时的时刻与00:00:00 GMT, January 1, 1970的差值(用毫秒计)，所以可以用Date类的构造方法Date(long date)输出。其中要传递的形参就是某一时刻与00:00:00 GMT, January 1, 1970的差值(用毫秒计)。</text:p>
      <text:p text:style-name="Text_20_body"/>
      <text:p text:style-name="Text_20_body">Android中Date方法大部分已经被弃用</text:p>
      <text:p text:style-name="Text_20_body">所以用下面方法来获取date信息</text:p>
      <text:p text:style-name="Text_20_body">Date date = new Date(dateModified*1000);<text:line-break/>Calendar calendar = Calendar.getInstance();<text:line-break/>calendar.setTime(date);<text:line-break/>String timeline = String.format("%1$4d" + "-" + "%2$02d",calendar.get(Calendar.YEAR), calendar.get(Calendar.MONTH) + 1);</text:p>
      <text:p text:style-name="Text_20_body"/>
      <text:p text:style-name="Text_20_body">File   pMap=new   File( "//data//temp.txt "); <text:line-break/>Date   fileDate=new   Date(pMap.lastModified()); </text:p>
      <text:p text:style-name="Text_20_body"/>
      <text:p text:style-name="Text_20_body">：） <text:line-break/>你最好先用File.exists()检查一下文件是否存在……还有你是否对文件有读的权限，不然取到的就是0L…… <text:line-break/>用法没什么问题……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" svg:font-family="Ubuntu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文泉驿等宽正黑" svg:font-family="文泉驿等宽正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文泉驿正黑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文泉驿正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文泉驿等宽正黑" style:font-size-asian="10pt" style:font-name-complex="Lohit Hindi2" style:font-size-complex="10pt"/>
    </style:style>
    <style:style style:name="Source_20_Text" style:display-name="Source Text" style:family="text">
      <style:text-properties style:font-name="DejaVu Sans Mono" style:font-name-asian="文泉驿等宽正黑" style:font-name-complex="Lohit Hindi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0-28T22:14:13</dc:date>
    <dc:creator>roger </dc:creator>
    <meta:generator>LibreOffice/3.5$Linux_x86 LibreOffice_project/350m1$Build-2</meta:generator>
    <meta:editing-duration>PT18S</meta:editing-duration>
    <meta:editing-cycles>4</meta:editing-cycles>
    <meta:document-statistic meta:table-count="0" meta:image-count="0" meta:object-count="0" meta:page-count="1" meta:paragraph-count="13" meta:word-count="110" meta:character-count="1031" meta:non-whitespace-character-count="962"/>
  </office:meta>
</office:document-meta>
</file>